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000000" loext:opacity="100%" style:font-name="helvetica neue" fo:font-size="8.39999961853027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5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font-weight="bold"/>
    </style:style>
    <style:style style:name="T6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8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9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10" style:family="text">
      <style:text-properties fo:color="#000000" loext:opacity="100%" style:text-line-through-style="none" style:text-line-through-type="none" style:text-underline-style="none" style:text-blinking="false"/>
    </style:style>
    <style:style style:name="T11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12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oyboard</text:p>
      <text:section text:style-name="Sect1" text:name="pageContent">
        <text:p text:style-name="P6">time limit per test</text:p>
        <text:p text:style-name="P7">1 second</text:p>
        <text:p text:style-name="P6">memory limit per test</text:p>
        <text:p text:style-name="P7">256 megabytes</text:p>
        <text:p text:style-name="P6">input</text:p>
        <text:p text:style-name="P7">standard input</text:p>
        <text:p text:style-name="P6">output</text:p>
        <text:p text:style-name="P7">standard output</text:p>
        <text:p text:style-name="P8">Chaneka, a gamer kid, invented a new gaming controller called joyboard. Interestingly, the joyboard she invented can only be used to play one game.</text:p>
        <text:p text:style-name="P9">The joyboard has a screen containing <text:bookmark text:name="MathJax-Element-1-Frame"/><text:bookmark text:name="MathJax-Span-1"/><text:bookmark text:name="MathJax-Span-2"/><text:bookmark text:name="MathJax-Span-3"/><text:span text:style-name="T6">n</text:span><text:bookmark text:name="MathJax-Span-4"/><text:span text:style-name="T8">+</text:span><text:bookmark text:name="MathJax-Span-5"/><text:span text:style-name="T8">1</text:span><text:span text:style-name="T10">�+1</text:span> slots numbered from <text:bookmark text:name="MathJax-Element-2-Frame"/><text:bookmark text:name="MathJax-Span-6"/><text:bookmark text:name="MathJax-Span-7"/><text:bookmark text:name="MathJax-Span-8"/><text:span text:style-name="T8">1</text:span><text:span text:style-name="T10">1</text:span> to <text:bookmark text:name="MathJax-Element-3-Frame"/><text:bookmark text:name="MathJax-Span-9"/><text:bookmark text:name="MathJax-Span-10"/><text:bookmark text:name="MathJax-Span-11"/><text:span text:style-name="T6">n</text:span><text:bookmark text:name="MathJax-Span-12"/><text:span text:style-name="T8">+</text:span><text:bookmark text:name="MathJax-Span-13"/><text:span text:style-name="T8">1</text:span><text:span text:style-name="T10">�+1</text:span> from left to right. The <text:bookmark text:name="MathJax-Element-4-Frame"/><text:bookmark text:name="MathJax-Span-14"/><text:bookmark text:name="MathJax-Span-15"/><text:bookmark text:name="MathJax-Span-16"/><text:span text:style-name="T6">n</text:span><text:bookmark text:name="MathJax-Span-17"/><text:span text:style-name="T8">+</text:span><text:bookmark text:name="MathJax-Span-18"/><text:span text:style-name="T8">1</text:span><text:span text:style-name="T10">�+1</text:span> slots are going to be filled with an array of non-negative integers <text:bookmark text:name="MathJax-Element-5-Frame"/><text:bookmark text:name="MathJax-Span-19"/><text:bookmark text:name="MathJax-Span-20"/><text:bookmark text:name="MathJax-Span-21"/><text:span text:style-name="T8">[</text:span><text:bookmark text:name="MathJax-Span-22"/><text:bookmark text:name="MathJax-Span-23"/><text:span text:style-name="T6">a</text:span><text:bookmark text:name="MathJax-Span-24"/><text:span text:style-name="T9">1</text:span><text:bookmark text:name="MathJax-Span-25"/><text:span text:style-name="T8">,</text:span><text:bookmark text:name="MathJax-Span-26"/><text:bookmark text:name="MathJax-Span-27"/><text:span text:style-name="T6">a</text:span><text:bookmark text:name="MathJax-Span-28"/><text:span text:style-name="T9">2</text:span><text:bookmark text:name="MathJax-Span-29"/><text:span text:style-name="T8">,</text:span><text:bookmark text:name="MathJax-Span-30"/><text:bookmark text:name="MathJax-Span-31"/><text:span text:style-name="T6">a</text:span><text:bookmark text:name="MathJax-Span-32"/><text:span text:style-name="T9">3</text:span><text:bookmark text:name="MathJax-Span-33"/><text:span text:style-name="T8">,</text:span><text:bookmark text:name="MathJax-Span-34"/><text:span text:style-name="T11">…</text:span><text:bookmark text:name="MathJax-Span-35"/><text:span text:style-name="T8">,</text:span><text:bookmark text:name="MathJax-Span-36"/><text:bookmark text:name="MathJax-Span-37"/><text:span text:style-name="T6">a</text:span><text:bookmark text:name="MathJax-Span-38"/><text:bookmark text:name="MathJax-Span-39"/><text:bookmark text:name="MathJax-Span-40"/><text:span text:style-name="T7">n</text:span><text:bookmark text:name="MathJax-Span-41"/><text:span text:style-name="T9">+</text:span><text:bookmark text:name="MathJax-Span-42"/><text:span text:style-name="T9">1</text:span><text:bookmark text:name="MathJax-Span-43"/><text:span text:style-name="T8">]</text:span><text:span text:style-name="T10">[�1,�2,�3,…,��+1]</text:span>. Chaneka, as the player, must assign <text:bookmark text:name="MathJax-Element-6-Frame"/><text:bookmark text:name="MathJax-Span-44"/><text:bookmark text:name="MathJax-Span-45"/><text:bookmark text:name="MathJax-Span-46"/><text:bookmark text:name="MathJax-Span-47"/><text:span text:style-name="T6">a</text:span><text:bookmark text:name="MathJax-Span-48"/><text:bookmark text:name="MathJax-Span-49"/><text:bookmark text:name="MathJax-Span-50"/><text:span text:style-name="T7">n</text:span><text:bookmark text:name="MathJax-Span-51"/><text:span text:style-name="T9">+</text:span><text:bookmark text:name="MathJax-Span-52"/><text:span text:style-name="T9">1</text:span><text:span text:style-name="T10">��+1</text:span> with an integer between <text:bookmark text:name="MathJax-Element-7-Frame"/><text:bookmark text:name="MathJax-Span-53"/><text:bookmark text:name="MathJax-Span-54"/><text:bookmark text:name="MathJax-Span-55"/><text:span text:style-name="T8">0</text:span><text:span text:style-name="T10">0</text:span> and <text:bookmark text:name="MathJax-Element-8-Frame"/><text:bookmark text:name="MathJax-Span-56"/><text:bookmark text:name="MathJax-Span-57"/><text:bookmark text:name="MathJax-Span-58"/><text:span text:style-name="T6">m</text:span><text:span text:style-name="T10">�</text:span> inclusive. Then, for each <text:bookmark text:name="MathJax-Element-9-Frame"/><text:bookmark text:name="MathJax-Span-59"/><text:bookmark text:name="MathJax-Span-60"/><text:bookmark text:name="MathJax-Span-61"/><text:span text:style-name="T6">i</text:span><text:span text:style-name="T10">�</text:span> from <text:bookmark text:name="MathJax-Element-10-Frame"/><text:bookmark text:name="MathJax-Span-62"/><text:bookmark text:name="MathJax-Span-63"/><text:bookmark text:name="MathJax-Span-64"/><text:span text:style-name="T6">n</text:span><text:span text:style-name="T10">�</text:span> to <text:bookmark text:name="MathJax-Element-11-Frame"/><text:bookmark text:name="MathJax-Span-65"/><text:bookmark text:name="MathJax-Span-66"/><text:bookmark text:name="MathJax-Span-67"/><text:span text:style-name="T8">1</text:span><text:span text:style-name="T10">1</text:span>, the value of <text:bookmark text:name="MathJax-Element-12-Frame"/><text:bookmark text:name="MathJax-Span-68"/><text:bookmark text:name="MathJax-Span-69"/><text:bookmark text:name="MathJax-Span-70"/><text:bookmark text:name="MathJax-Span-71"/><text:span text:style-name="T6">a</text:span><text:bookmark text:name="MathJax-Span-72"/><text:span text:style-name="T7">i</text:span><text:span text:style-name="T10">��</text:span> will be equal to the <text:span text:style-name="T5">remainder</text:span> of dividing <text:bookmark text:name="MathJax-Element-13-Frame"/><text:bookmark text:name="MathJax-Span-73"/><text:bookmark text:name="MathJax-Span-74"/><text:bookmark text:name="MathJax-Span-75"/><text:bookmark text:name="MathJax-Span-76"/><text:span text:style-name="T6">a</text:span><text:bookmark text:name="MathJax-Span-77"/><text:bookmark text:name="MathJax-Span-78"/><text:bookmark text:name="MathJax-Span-79"/><text:span text:style-name="T7">i</text:span><text:bookmark text:name="MathJax-Span-80"/><text:span text:style-name="T9">+</text:span><text:bookmark text:name="MathJax-Span-81"/><text:span text:style-name="T9">1</text:span><text:span text:style-name="T10">��+1</text:span> (the adjacent value to the right) by <text:bookmark text:name="MathJax-Element-14-Frame"/><text:bookmark text:name="MathJax-Span-82"/><text:bookmark text:name="MathJax-Span-83"/><text:bookmark text:name="MathJax-Span-84"/><text:span text:style-name="T6">i</text:span><text:span text:style-name="T10">�</text:span>. In other words, <text:bookmark text:name="MathJax-Element-15-Frame"/><text:bookmark text:name="MathJax-Span-85"/><text:bookmark text:name="MathJax-Span-86"/><text:bookmark text:name="MathJax-Span-87"/><text:bookmark text:name="MathJax-Span-88"/><text:span text:style-name="T6">a</text:span><text:bookmark text:name="MathJax-Span-89"/><text:span text:style-name="T7">i</text:span><text:bookmark text:name="MathJax-Span-90"/><text:span text:style-name="T8">=</text:span><text:bookmark text:name="MathJax-Span-91"/><text:bookmark text:name="MathJax-Span-92"/><text:span text:style-name="T6">a</text:span><text:bookmark text:name="MathJax-Span-93"/><text:bookmark text:name="MathJax-Span-94"/><text:bookmark text:name="MathJax-Span-95"/><text:span text:style-name="T7">i</text:span><text:bookmark text:name="MathJax-Span-96"/><text:span text:style-name="T9">+</text:span><text:bookmark text:name="MathJax-Span-97"/><text:span text:style-name="T9">1</text:span><text:bookmark text:name="MathJax-Span-98"/><text:span text:style-name="T8">mod</text:span><text:bookmark text:name="MathJax-Span-99"/><text:span text:style-name="T6">i</text:span><text:span text:style-name="T10">��=��+1mod�</text:span>.</text:p>
        <text:p text:style-name="P9">Chaneka wants it such that after every slot is assigned with an integer, there are exactly <text:bookmark text:name="MathJax-Element-16-Frame"/><text:bookmark text:name="MathJax-Span-100"/><text:bookmark text:name="MathJax-Span-101"/><text:bookmark text:name="MathJax-Span-102"/><text:span text:style-name="T6">k</text:span><text:span text:style-name="T10">�</text:span> distinct values in the entire screen (among all <text:bookmark text:name="MathJax-Element-17-Frame"/><text:bookmark text:name="MathJax-Span-103"/><text:bookmark text:name="MathJax-Span-104"/><text:bookmark text:name="MathJax-Span-105"/><text:span text:style-name="T6">n</text:span><text:bookmark text:name="MathJax-Span-106"/><text:span text:style-name="T8">+</text:span><text:bookmark text:name="MathJax-Span-107"/><text:span text:style-name="T8">1</text:span><text:span text:style-name="T10">�+1</text:span> slots). How many valid ways are there for assigning a non-negative integer into slot <text:bookmark text:name="MathJax-Element-18-Frame"/><text:bookmark text:name="MathJax-Span-108"/><text:bookmark text:name="MathJax-Span-109"/><text:bookmark text:name="MathJax-Span-110"/><text:span text:style-name="T6">n</text:span><text:bookmark text:name="MathJax-Span-111"/><text:span text:style-name="T8">+</text:span><text:bookmark text:name="MathJax-Span-112"/><text:span text:style-name="T8">1</text:span><text:span text:style-name="T10">�+1</text:span>?</text:p>
        <text:p text:style-name="P12">Input</text:p>
        <text:p text:style-name="P9">Each test contains multiple test cases. The first line contains an integer <text:bookmark text:name="MathJax-Element-19-Frame"/><text:bookmark text:name="MathJax-Span-113"/><text:bookmark text:name="MathJax-Span-114"/><text:bookmark text:name="MathJax-Span-115"/><text:span text:style-name="T6">t</text:span><text:span text:style-name="T10">�</text:span> (<text:bookmark text:name="MathJax-Element-20-Frame"/><text:bookmark text:name="MathJax-Span-116"/><text:bookmark text:name="MathJax-Span-117"/><text:bookmark text:name="MathJax-Span-118"/><text:span text:style-name="T8">1</text:span><text:bookmark text:name="MathJax-Span-119"/><text:span text:style-name="T11">≤</text:span><text:bookmark text:name="MathJax-Span-120"/><text:span text:style-name="T6">t</text:span><text:bookmark text:name="MathJax-Span-121"/><text:span text:style-name="T11">≤</text:span><text:bookmark text:name="MathJax-Span-122"/><text:span text:style-name="T8">2</text:span><text:bookmark text:name="MathJax-Span-123"/><text:span text:style-name="T11">⋅</text:span><text:bookmark text:name="MathJax-Span-124"/><text:bookmark text:name="MathJax-Span-125"/><text:span text:style-name="T8">10</text:span><text:bookmark text:name="MathJax-Span-126"/><text:span text:style-name="T9">4</text:span><text:span text:style-name="T10">1≤�≤2⋅104</text:span>) — the number of test cases. The following lines contain the description of each test case.</text:p>
        <text:p text:style-name="P9">The only line of each test case contains three integers <text:bookmark text:name="MathJax-Element-21-Frame"/><text:bookmark text:name="MathJax-Span-127"/><text:bookmark text:name="MathJax-Span-128"/><text:bookmark text:name="MathJax-Span-129"/><text:span text:style-name="T6">n</text:span><text:span text:style-name="T10">�</text:span>, <text:bookmark text:name="MathJax-Element-22-Frame"/><text:bookmark text:name="MathJax-Span-130"/><text:bookmark text:name="MathJax-Span-131"/><text:bookmark text:name="MathJax-Span-132"/><text:span text:style-name="T6">m</text:span><text:span text:style-name="T10">�</text:span>, and <text:bookmark text:name="MathJax-Element-23-Frame"/><text:bookmark text:name="MathJax-Span-133"/><text:bookmark text:name="MathJax-Span-134"/><text:bookmark text:name="MathJax-Span-135"/><text:span text:style-name="T6">k</text:span><text:span text:style-name="T10">�</text:span> (<text:bookmark text:name="MathJax-Element-24-Frame"/><text:bookmark text:name="MathJax-Span-136"/><text:bookmark text:name="MathJax-Span-137"/><text:bookmark text:name="MathJax-Span-138"/><text:span text:style-name="T8">1</text:span><text:bookmark text:name="MathJax-Span-139"/><text:span text:style-name="T11">≤</text:span><text:bookmark text:name="MathJax-Span-140"/><text:span text:style-name="T6">n</text:span><text:bookmark text:name="MathJax-Span-141"/><text:span text:style-name="T11">≤</text:span><text:bookmark text:name="MathJax-Span-142"/><text:bookmark text:name="MathJax-Span-143"/><text:span text:style-name="T8">10</text:span><text:bookmark text:name="MathJax-Span-144"/><text:span text:style-name="T9">9</text:span><text:span text:style-name="T10">1≤�≤109</text:span>; <text:bookmark text:name="MathJax-Element-25-Frame"/><text:bookmark text:name="MathJax-Span-145"/><text:bookmark text:name="MathJax-Span-146"/><text:bookmark text:name="MathJax-Span-147"/><text:span text:style-name="T8">0</text:span><text:bookmark text:name="MathJax-Span-148"/><text:span text:style-name="T11">≤</text:span><text:bookmark text:name="MathJax-Span-149"/><text:span text:style-name="T6">m</text:span><text:bookmark text:name="MathJax-Span-150"/><text:span text:style-name="T11">≤</text:span><text:bookmark text:name="MathJax-Span-151"/><text:bookmark text:name="MathJax-Span-152"/><text:span text:style-name="T8">10</text:span><text:bookmark text:name="MathJax-Span-153"/><text:span text:style-name="T9">9</text:span><text:span text:style-name="T10">0≤�≤109</text:span>; <text:bookmark text:name="MathJax-Element-26-Frame"/><text:bookmark text:name="MathJax-Span-154"/><text:bookmark text:name="MathJax-Span-155"/><text:bookmark text:name="MathJax-Span-156"/><text:span text:style-name="T8">1</text:span><text:bookmark text:name="MathJax-Span-157"/><text:span text:style-name="T11">≤</text:span><text:bookmark text:name="MathJax-Span-158"/><text:span text:style-name="T6">k</text:span><text:bookmark text:name="MathJax-Span-159"/><text:span text:style-name="T11">≤</text:span><text:bookmark text:name="MathJax-Span-160"/><text:span text:style-name="T6">n</text:span><text:bookmark text:name="MathJax-Span-161"/><text:span text:style-name="T8">+</text:span><text:bookmark text:name="MathJax-Span-162"/><text:span text:style-name="T8">1</text:span><text:span text:style-name="T10">1≤�≤�+1</text:span>) — there are <text:bookmark text:name="MathJax-Element-27-Frame"/><text:bookmark text:name="MathJax-Span-163"/><text:bookmark text:name="MathJax-Span-164"/><text:bookmark text:name="MathJax-Span-165"/><text:span text:style-name="T6">n</text:span><text:bookmark text:name="MathJax-Span-166"/><text:span text:style-name="T8">+</text:span><text:bookmark text:name="MathJax-Span-167"/><text:span text:style-name="T8">1</text:span><text:span text:style-name="T10">�+1</text:span> slots, the integer assigned in slot <text:bookmark text:name="MathJax-Element-28-Frame"/><text:bookmark text:name="MathJax-Span-168"/><text:bookmark text:name="MathJax-Span-169"/><text:bookmark text:name="MathJax-Span-170"/><text:span text:style-name="T6">n</text:span><text:bookmark text:name="MathJax-Span-171"/><text:span text:style-name="T8">+</text:span><text:bookmark text:name="MathJax-Span-172"/><text:span text:style-name="T8">1</text:span><text:span text:style-name="T10">�+1</text:span> must not be bigger than <text:bookmark text:name="MathJax-Element-29-Frame"/><text:bookmark text:name="MathJax-Span-173"/><text:bookmark text:name="MathJax-Span-174"/><text:bookmark text:name="MathJax-Span-175"/><text:span text:style-name="T6">m</text:span><text:span text:style-name="T10">�</text:span>, and there should be exactly <text:bookmark text:name="MathJax-Element-30-Frame"/><text:bookmark text:name="MathJax-Span-176"/><text:bookmark text:name="MathJax-Span-177"/><text:bookmark text:name="MathJax-Span-178"/><text:span text:style-name="T6">k</text:span><text:span text:style-name="T10">�</text:span> distinct values.</text:p>
        <text:p text:style-name="P12">Output</text:p>
        <text:p text:style-name="P9">For each test case, output a line containing an integer representing the number of valid ways for assigning a non-negative integer into slot <text:bookmark text:name="MathJax-Element-31-Frame"/><text:bookmark text:name="MathJax-Span-179"/><text:bookmark text:name="MathJax-Span-180"/><text:bookmark text:name="MathJax-Span-181"/><text:span text:style-name="T6">n</text:span><text:bookmark text:name="MathJax-Span-182"/><text:span text:style-name="T8">+</text:span><text:bookmark text:name="MathJax-Span-183"/><text:span text:style-name="T8">1</text:span><text:span text:style-name="T10">�+1</text:span>.</text:p>
        <text:p text:style-name="P11">Example</text:p>
        <text:p text:style-name="P14">input</text:p>
        <text:section text:style-name="Sect1" text:name="id002832279840606129">
          <text:p text:style-name="P15">Copy</text:p>
        </text:section>
        <text:p text:style-name="P1"><text:bookmark text:name="id007392017225678329"/>4</text:p>
        <text:p text:style-name="P4">4 6 3</text:p>
        <text:p text:style-name="P1">2 0 1</text:p>
        <text:p text:style-name="P4">265 265 265</text:p>
        <text:p text:style-name="P1">3 10 2</text:p>
        <text:p text:style-name="P14">output</text:p>
        <text:section text:style-name="Sect1" text:name="id00446608498562727">
          <text:p text:style-name="P15">Copy</text:p>
        </text:section>
        <text:p text:style-name="P2"><text:bookmark text:name="id00646203913173107"/>2</text:p>
        <text:p text:style-name="P3">1</text:p>
        <text:p text:style-name="P3">0</text:p>
        <text:p text:style-name="P3">5</text:p>
        <text:p text:style-name="P12">Note</text:p>
        <text:p text:style-name="P9">In the first test case, one of the <text:bookmark text:name="MathJax-Element-32-Frame"/><text:bookmark text:name="MathJax-Span-184"/><text:bookmark text:name="MathJax-Span-185"/><text:bookmark text:name="MathJax-Span-186"/><text:span text:style-name="T8">2</text:span><text:span text:style-name="T10">2</text:span> possible ways for Chaneka is to choose <text:bookmark text:name="MathJax-Element-33-Frame"/><text:bookmark text:name="MathJax-Span-187"/><text:bookmark text:name="MathJax-Span-188"/><text:bookmark text:name="MathJax-Span-189"/><text:bookmark text:name="MathJax-Span-190"/><text:span text:style-name="T6">a</text:span><text:bookmark text:name="MathJax-Span-191"/><text:bookmark text:name="MathJax-Span-192"/><text:bookmark text:name="MathJax-Span-193"/><text:span text:style-name="T7">n</text:span><text:bookmark text:name="MathJax-Span-194"/><text:span text:style-name="T9">+</text:span><text:bookmark text:name="MathJax-Span-195"/><text:span text:style-name="T9">1</text:span><text:bookmark text:name="MathJax-Span-196"/><text:span text:style-name="T8">=</text:span><text:bookmark text:name="MathJax-Span-197"/><text:span text:style-name="T8">6</text:span><text:span text:style-name="T10">��+1=6</text:span>. If she does that, then:</text:p>
        <text:list xml:id="list3316874544" text:style-name="L1">
          <text:list-item>
            <text:p text:style-name="P13"><text:bookmark text:name="MathJax-Element-34-Frame"/><text:bookmark text:name="MathJax-Span-198"/><text:bookmark text:name="MathJax-Span-199"/><text:bookmark text:name="MathJax-Span-200"/><text:bookmark text:name="MathJax-Span-201"/><text:span text:style-name="T2">a</text:span><text:bookmark text:name="MathJax-Span-202"/><text:span text:style-name="T4">4</text:span><text:bookmark text:name="MathJax-Span-203"/><text:span text:style-name="T3">=</text:span><text:bookmark text:name="MathJax-Span-204"/><text:bookmark text:name="MathJax-Span-205"/><text:span text:style-name="T2">a</text:span><text:bookmark text:name="MathJax-Span-206"/><text:span text:style-name="T4">5</text:span><text:bookmark text:name="MathJax-Span-207"/><text:span text:style-name="T3">mod</text:span><text:bookmark text:name="MathJax-Span-208"/><text:span text:style-name="T3">4</text:span><text:bookmark text:name="MathJax-Span-209"/><text:span text:style-name="T3">=</text:span><text:bookmark text:name="MathJax-Span-210"/><text:span text:style-name="T3">6</text:span><text:bookmark text:name="MathJax-Span-211"/><text:span text:style-name="T3">mod</text:span><text:bookmark text:name="MathJax-Span-212"/><text:span text:style-name="T3">4</text:span><text:bookmark text:name="MathJax-Span-213"/><text:span text:style-name="T3">=</text:span><text:bookmark text:name="MathJax-Span-214"/><text:span text:style-name="T3">2</text:span><text:span text:style-name="T1">�4=�5mod4=6mod4=2</text:span></text:p>
          </text:list-item>
          <text:list-item>
            <text:p text:style-name="P13"><text:bookmark text:name="MathJax-Element-35-Frame"/><text:bookmark text:name="MathJax-Span-215"/><text:bookmark text:name="MathJax-Span-216"/><text:bookmark text:name="MathJax-Span-217"/><text:bookmark text:name="MathJax-Span-218"/><text:span text:style-name="T2">a</text:span><text:bookmark text:name="MathJax-Span-219"/><text:span text:style-name="T4">3</text:span><text:bookmark text:name="MathJax-Span-220"/><text:span text:style-name="T3">=</text:span><text:bookmark text:name="MathJax-Span-221"/><text:bookmark text:name="MathJax-Span-222"/><text:span text:style-name="T2">a</text:span><text:bookmark text:name="MathJax-Span-223"/><text:span text:style-name="T4">4</text:span><text:bookmark text:name="MathJax-Span-224"/><text:span text:style-name="T3">mod</text:span><text:bookmark text:name="MathJax-Span-225"/><text:span text:style-name="T3">3</text:span><text:bookmark text:name="MathJax-Span-226"/><text:span text:style-name="T3">=</text:span><text:bookmark text:name="MathJax-Span-227"/><text:span text:style-name="T3">2</text:span><text:bookmark text:name="MathJax-Span-228"/><text:span text:style-name="T3">mod</text:span><text:bookmark text:name="MathJax-Span-229"/><text:span text:style-name="T3">3</text:span><text:bookmark text:name="MathJax-Span-230"/><text:span text:style-name="T3">=</text:span><text:bookmark text:name="MathJax-Span-231"/><text:span text:style-name="T3">2</text:span><text:span text:style-name="T1">�3=�4mod3=2mod3=2</text:span></text:p>
          </text:list-item>
          <text:list-item>
            <text:p text:style-name="P13"><text:bookmark text:name="MathJax-Element-36-Frame"/><text:bookmark text:name="MathJax-Span-232"/><text:bookmark text:name="MathJax-Span-233"/><text:bookmark text:name="MathJax-Span-234"/><text:bookmark text:name="MathJax-Span-235"/><text:span text:style-name="T2">a</text:span><text:bookmark text:name="MathJax-Span-236"/><text:span text:style-name="T4">2</text:span><text:bookmark text:name="MathJax-Span-237"/><text:span text:style-name="T3">=</text:span><text:bookmark text:name="MathJax-Span-238"/><text:bookmark text:name="MathJax-Span-239"/><text:span text:style-name="T2">a</text:span><text:bookmark text:name="MathJax-Span-240"/><text:span text:style-name="T4">3</text:span><text:bookmark text:name="MathJax-Span-241"/><text:span text:style-name="T3">mod</text:span><text:bookmark text:name="MathJax-Span-242"/><text:span text:style-name="T3">2</text:span><text:bookmark text:name="MathJax-Span-243"/><text:span text:style-name="T3">=</text:span><text:bookmark text:name="MathJax-Span-244"/><text:span text:style-name="T3">2</text:span><text:bookmark text:name="MathJax-Span-245"/><text:span text:style-name="T3">mod</text:span><text:bookmark text:name="MathJax-Span-246"/><text:span text:style-name="T3">2</text:span><text:bookmark text:name="MathJax-Span-247"/><text:span text:style-name="T3">=</text:span><text:bookmark text:name="MathJax-Span-248"/><text:span text:style-name="T3">0</text:span><text:span text:style-name="T1">�2=�3mod2=2mod2=0</text:span></text:p>
          </text:list-item>
          <text:list-item>
            <text:p text:style-name="P13"><text:bookmark text:name="MathJax-Element-37-Frame"/><text:bookmark text:name="MathJax-Span-249"/><text:bookmark text:name="MathJax-Span-250"/><text:bookmark text:name="MathJax-Span-251"/><text:bookmark text:name="MathJax-Span-252"/><text:span text:style-name="T2">a</text:span><text:bookmark text:name="MathJax-Span-253"/><text:span text:style-name="T4">1</text:span><text:bookmark text:name="MathJax-Span-254"/><text:span text:style-name="T3">=</text:span><text:bookmark text:name="MathJax-Span-255"/><text:bookmark text:name="MathJax-Span-256"/><text:span text:style-name="T2">a</text:span><text:bookmark text:name="MathJax-Span-257"/><text:span text:style-name="T4">2</text:span><text:bookmark text:name="MathJax-Span-258"/><text:span text:style-name="T3">mod</text:span><text:bookmark text:name="MathJax-Span-259"/><text:span text:style-name="T3">1</text:span><text:bookmark text:name="MathJax-Span-260"/><text:span text:style-name="T3">=</text:span><text:bookmark text:name="MathJax-Span-261"/><text:span text:style-name="T3">0</text:span><text:bookmark text:name="MathJax-Span-262"/><text:span text:style-name="T3">mod</text:span><text:bookmark text:name="MathJax-Span-263"/><text:span text:style-name="T3">1</text:span><text:bookmark text:name="MathJax-Span-264"/><text:span text:style-name="T3">=</text:span><text:bookmark text:name="MathJax-Span-265"/><text:span text:style-name="T3">0</text:span><text:span text:style-name="T1">�1=�2mod1=0mod1=0</text:span></text:p>
          </text:list-item>
          <text:list-item>
            <text:p text:style-name="P13"><text:bookmark text:name="MathJax-Element-38-Frame"/><text:bookmark text:name="MathJax-Span-266"/><text:bookmark text:name="MathJax-Span-267"/><text:bookmark text:name="MathJax-Span-268"/><text:span text:style-name="T2">a</text:span><text:bookmark text:name="MathJax-Span-269"/><text:span text:style-name="T3">=</text:span><text:bookmark text:name="MathJax-Span-270"/><text:span text:style-name="T3">[</text:span><text:bookmark text:name="MathJax-Span-271"/><text:span text:style-name="T3">0</text:span><text:bookmark text:name="MathJax-Span-272"/><text:span text:style-name="T3">,</text:span><text:bookmark text:name="MathJax-Span-273"/><text:span text:style-name="T3">0</text:span><text:bookmark text:name="MathJax-Span-274"/><text:span text:style-name="T3">,</text:span><text:bookmark text:name="MathJax-Span-275"/><text:span text:style-name="T3">2</text:span><text:bookmark text:name="MathJax-Span-276"/><text:span text:style-name="T3">,</text:span><text:bookmark text:name="MathJax-Span-277"/><text:span text:style-name="T3">2</text:span><text:bookmark text:name="MathJax-Span-278"/><text:span text:style-name="T3">,</text:span><text:bookmark text:name="MathJax-Span-279"/><text:span text:style-name="T3">6</text:span><text:bookmark text:name="MathJax-Span-280"/><text:span text:style-name="T3">]</text:span><text:span text:style-name="T1">�=[0,0,2,2,6]</text:span></text:p>
          </text:list-item>
          <text:list-item>
            <text:p text:style-name="P10">There are <text:bookmark text:name="MathJax-Element-39-Frame"/><text:bookmark text:name="MathJax-Span-281"/><text:bookmark text:name="MathJax-Span-282"/><text:bookmark text:name="MathJax-Span-283"/><text:span text:style-name="T8">3</text:span><text:span text:style-name="T10">3</text:span> distinct values.</text:p>
          </text:list-item>
        </text:list>
        <text:p text:style-name="P9">In the second test case, the <text:bookmark text:name="MathJax-Element-40-Frame"/><text:bookmark text:name="MathJax-Span-284"/><text:bookmark text:name="MathJax-Span-285"/><text:bookmark text:name="MathJax-Span-286"/><text:span text:style-name="T8">1</text:span><text:span text:style-name="T10">1</text:span> possible way for Chaneka is to choose <text:bookmark text:name="MathJax-Element-41-Frame"/><text:bookmark text:name="MathJax-Span-287"/><text:bookmark text:name="MathJax-Span-288"/><text:bookmark text:name="MathJax-Span-289"/><text:bookmark text:name="MathJax-Span-290"/><text:span text:style-name="T6">a</text:span><text:bookmark text:name="MathJax-Span-291"/><text:bookmark text:name="MathJax-Span-292"/><text:bookmark text:name="MathJax-Span-293"/><text:span text:style-name="T7">n</text:span><text:bookmark text:name="MathJax-Span-294"/><text:span text:style-name="T9">+</text:span><text:bookmark text:name="MathJax-Span-295"/><text:span text:style-name="T9">1</text:span><text:bookmark text:name="MathJax-Span-296"/><text:span text:style-name="T8">=</text:span><text:bookmark text:name="MathJax-Span-297"/><text:span text:style-name="T8">0</text:span><text:span text:style-name="T10">��+1=0</text:span>. If she does that, then <text:bookmark text:name="MathJax-Element-42-Frame"/><text:bookmark text:name="MathJax-Span-298"/><text:bookmark text:name="MathJax-Span-299"/><text:bookmark text:name="MathJax-Span-300"/><text:span text:style-name="T6">a</text:span><text:bookmark text:name="MathJax-Span-301"/><text:span text:style-name="T8">=</text:span><text:bookmark text:name="MathJax-Span-302"/><text:span text:style-name="T8">[</text:span><text:bookmark text:name="MathJax-Span-303"/><text:span text:style-name="T8">0</text:span><text:bookmark text:name="MathJax-Span-304"/><text:span text:style-name="T8">,</text:span><text:bookmark text:name="MathJax-Span-305"/><text:span text:style-name="T8">0</text:span><text:bookmark text:name="MathJax-Span-306"/><text:span text:style-name="T8">,</text:span><text:bookmark text:name="MathJax-Span-307"/><text:span text:style-name="T8">0</text:span><text:bookmark text:name="MathJax-Span-308"/><text:span text:style-name="T8">]</text:span><text:span text:style-name="T10">�=[0,0,0]</text:span>. There is only <text:bookmark text:name="MathJax-Element-43-Frame"/><text:bookmark text:name="MathJax-Span-309"/><text:bookmark text:name="MathJax-Span-310"/><text:bookmark text:name="MathJax-Span-311"/><text:span text:style-name="T8">1</text:span><text:span text:style-name="T10">1</text:span> distinct value.</text:p>
        <text:p text:style-name="P9">In the third test case, there is no possible way for assigning a non-negative integer into slot <text:bookmark text:name="MathJax-Element-44-Frame"/><text:bookmark text:name="MathJax-Span-312"/><text:bookmark text:name="MathJax-Span-313"/><text:bookmark text:name="MathJax-Span-314"/><text:span text:style-name="T6">n</text:span><text:bookmark text:name="MathJax-Span-315"/><text:span text:style-name="T8">+</text:span><text:bookmark text:name="MathJax-Span-316"/><text:span text:style-name="T8">1</text:span><text:span text:style-name="T10">�+1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06:43:00.561000000</dc:date>
    <meta:editing-duration>PT5S</meta:editing-duration>
    <meta:editing-cycles>1</meta:editing-cycles>
    <meta:document-statistic meta:table-count="0" meta:image-count="0" meta:object-count="0" meta:page-count="1" meta:paragraph-count="42" meta:word-count="366" meta:character-count="2223" meta:non-whitespace-character-count="1901"/>
    <meta:generator>LibreOffice/7.2.2.2$Windows_X86_64 LibreOffice_project/02b2acce88a210515b4a5bb2e46cbfb63fe97d56</meta:generator>
  </office:meta>
</office:document-meta>
</file>